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돋움체" svg:font-family="돋움체" style:font-adornments="보통" style:font-family-generic="modern" style:font-pitch="fixed"/>
    <style:font-face style:name="Linux Libertine Mono" svg:font-family="'Linux Libertine Mono'" style:font-adornments="Mono" style:font-pitch="variable"/>
    <style:font-face style:name="Linux Libertine Mono1" svg:font-family="'Linux Libertine Mono'" style:font-adornments="굵게" style:font-pitch="variable"/>
    <style:font-face style:name="돋움1" svg:font-family="돋움" style:font-adornments="굵게" style:font-family-generic="modern" style:font-pitch="variable"/>
    <style:font-face style:name="돋움" svg:font-family="돋움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a4586" officeooo:paragraph-rsid="000a4586"/>
    </style:style>
    <style:style style:name="T1" style:family="text">
      <style:text-properties officeooo:rsid="000c1e7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pplication Architecture</text:p>
      <text:p text:style-name="Standard"/>
      <text:p text:style-name="Standard"/>
      <text:p text:style-name="Standard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1"><text:a xlink:type="simple" xlink:href="#__RefHeading___Toc106_1444214056" text:style-name="Index_20_Link" text:visited-style-name="Index_20_Link">1. Architecture Overview<text:tab/>1</text:a></text:p>
          <text:p text:style-name="P1"><text:a xlink:type="simple" xlink:href="#__RefHeading___Toc108_1444214056" text:style-name="Index_20_Link" text:visited-style-name="Index_20_Link">2. Directory Structure<text:tab/>1</text:a></text:p>
          <text:p text:style-name="P1"><text:a xlink:type="simple" xlink:href="#__RefHeading___Toc110_1444214056" text:style-name="Index_20_Link" text:visited-style-name="Index_20_Link">3. Java Package Structure<text:tab/>1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-start text:name="__RefHeading___Toc106_1444214056"/>1. Architecture Overview<text:bookmark-end text:name="__RefHeading___Toc106_1444214056"/></text:h>
      <text:p text:style-name="P2">내용은 </text:p>
      <text:p text:style-name="P2"/>
      <text:p text:style-name="P2"/>
      <text:h text:style-name="Heading_20_1" text:outline-level="1"><text:bookmark-start text:name="__RefHeading___Toc108_1444214056"/>2. Directory Structure<text:bookmark-end text:name="__RefHeading___Toc108_1444214056"/></text:h>
      <text:p text:style-name="P2">내용</text:p>
      <text:p text:style-name="P2"/>
      <text:p text:style-name="P2"/>
      <text:h text:style-name="Heading_20_1" text:outline-level="1"><text:bookmark-start text:name="__RefHeading___Toc110_1444214056"/>3. Java Package Structure<text:bookmark-end text:name="__RefHeading___Toc110_1444214056"/></text:h>
      <text:p text:style-name="P2"/>
      <text:p text:style-name="P2">내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돋움체" svg:font-family="돋움체" style:font-adornments="보통" style:font-family-generic="modern" style:font-pitch="fixed"/>
    <style:font-face style:name="Linux Libertine Mono" svg:font-family="'Linux Libertine Mono'" style:font-adornments="Mono" style:font-pitch="variable"/>
    <style:font-face style:name="Linux Libertine Mono1" svg:font-family="'Linux Libertine Mono'" style:font-adornments="굵게" style:font-pitch="variable"/>
    <style:font-face style:name="돋움1" svg:font-family="돋움" style:font-adornments="굵게" style:font-family-generic="modern" style:font-pitch="variable"/>
    <style:font-face style:name="돋움" svg:font-family="돋움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style:font-name="Linux Libertine Mono" fo:font-family="'Linux Libertine Mono'" style:font-style-name="Mono" style:font-pitch="variable" fo:font-size="9pt" fo:letter-spacing="normal" style:font-name-asian="돋움체" style:font-family-asian="돋움체" style:font-style-name-asian="보통" style:font-family-generic-asian="modern" style:font-pitch-asian="fixed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nux Libertine Mono1" fo:font-family="'Linux Libertine Mono'" style:font-style-name="굵게" style:font-pitch="variable" fo:font-size="130%" fo:font-weight="bold" style:font-name-asian="돋움1" style:font-family-asian="돋움" style:font-style-name-asian="굵게" style:font-family-generic-asian="modern" style:font-pitch-asian="variable" style:font-size-asian="130%" style:font-weight-asian="bold" style:font-size-complex="130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2:09:13.384000000</meta:creation-date>
    <meta:generator>LibreOffice/6.1.3.2$Windows_X86_64 LibreOffice_project/86daf60bf00efa86ad547e59e09d6bb77c699acb</meta:generator>
    <dc:date>2018-12-17T02:21:33.628000000</dc:date>
    <meta:editing-duration>PT12M21S</meta:editing-duration>
    <meta:editing-cycles>4</meta:editing-cycles>
    <meta:document-statistic meta:table-count="0" meta:image-count="0" meta:object-count="0" meta:page-count="1" meta:paragraph-count="11" meta:word-count="34" meta:character-count="182" meta:non-whitespace-character-count="163"/>
  </office:meta>
</office:document-meta>
</file>